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/>
      <text:p>Technical Specification – Local IBKR API Integration (Complete Edition)</text:p>
      <text:p>macOS Sequoia 15.6.1 – MacBook Pro M2 Pro (16GB)</text:p>
      <text:p>Paper Trading Environment</text:p>
      <text:p/>
      <text:p>===============================================================</text:p>
      <text:p>1. Purpose &amp; Scope</text:p>
      <text:p>===============================================================</text:p>
      <text:p>Integrate IB Gateway, FastAPI backend, React web UI, PostgreSQL, Redis,</text:p>
      <text:p>Nginx, and Prometheus/Grafana into a unified local trading development</text:p>
      <text:p>environment using Docker Compose on macOS.</text:p>
      <text:p/>
      <text:p>The target is a single-developer local environment (non-Kubernetes) that </text:p>
      <text:p>mirrors your future production design. All services run locally and </text:p>
      <text:p>communicate via Docker networks.</text:p>
      <text:p/>
      <text:p>===============================================================</text:p>
      <text:p>2. Core Components</text:p>
      <text:p>===============================================================</text:p>
      <text:p>The system consists of several coordinated services:</text:p>
      <text:p/>
      <text:p>• IB Gateway (gnzsnz/ib-gateway-docker)</text:p>
      <text:p>  - Provides headless Interactive Brokers API connectivity.</text:p>
      <text:p>  - Uses IBC automation for login, 2FA handling, and restarts.</text:p>
      <text:p/>
      <text:p>• stocks-fastapi (FastAPI backend)</text:p>
      <text:p>  - Implements IBKR socket API client.</text:p>
      <text:p>  - Exposes REST and WebSocket endpoints.</text:p>
      <text:p>  - Performs order management, risk checks, and health monitoring.</text:p>
      <text:p/>
      <text:p>• stocks-webapp (React frontend)</text:p>
      <text:p>  - Provides UI for order entry, positions, PnL, and market data.</text:p>
      <text:p/>
      <text:p>• PostgreSQL</text:p>
      <text:p>  - Stores orders, fills, trades, logs, and market data snapshots.</text:p>
      <text:p/>
      <text:p>• Redis</text:p>
      <text:p>  - Provides real‑time pub/sub and caching.</text:p>
      <text:p/>
      <text:p>• Nginx (optional local use)</text:p>
      <text:p>  - Reverse proxy for mirroring production routing.</text:p>
      <text:p/>
      <text:p>• Prometheus + Grafana</text:p>
      <text:p>  - Metrics scraping, alerting, dashboards.</text:p>
      <text:p/>
      <text:p>===============================================================</text:p>
      <text:p>3. Hardware &amp; OS Requirements</text:p>
      <text:p>===============================================================</text:p>
      <text:p>Target machine:</text:p>
      <text:p>• MacBook Pro with Apple M2 Pro, 16GB memory</text:p>
      <text:p>• macOS Sequoia 15.6.1</text:p>
      <text:p>• Architecture: ARM64 (Apple Silicon)</text:p>
      <text:p/>
      <text:p>Requirements:</text:p>
      <text:p>• Docker Desktop (with Rosetta/QEMU for x86_64 emulation)</text:p>
      <text:p>• Docker Compose v2+</text:p>
      <text:p>• Local IBKR Paper Trading credentials</text:p>
      <text:p>• Stable internet connection for IBKR Gateway</text:p>
      <text:p/>
      <text:p>Performance notes:</text:p>
      <text:p>• IB Gateway consumes 1–2GB RAM.</text:p>
      <text:p>• ARM64 systems must run gateway under amd64 emulation.</text:p>
      <text:p/>
      <text:p>===============================================================</text:p>
      <text:p>4. Directory Layout</text:p>
      <text:p>===============================================================</text:p>
      <text:p>Recommended project structure:</text:p>
      <text:p/>
      <text:p>local-ibkr-api/</text:p>
      <text:p>  docker-compose.yml</text:p>
      <text:p>  .env</text:p>
      <text:p>  services/</text:p>
      <text:p>    stocks-api/</text:p>
      <text:p>      Dockerfile</text:p>
      <text:p>      app/</text:p>
      <text:p>        main.py</text:p>
      <text:p>        ib_client.py</text:p>
      <text:p>        routers/</text:p>
      <text:p>        models/</text:p>
      <text:p>        schemas/</text:p>
      <text:p>    stocks-webapp/</text:p>
      <text:p>      Dockerfile</text:p>
      <text:p>      src/</text:p>
      <text:p>        index.tsx</text:p>
      <text:p>        components/</text:p>
      <text:p>        pages/</text:p>
      <text:p>  monitoring/</text:p>
      <text:p>    prometheus.yml</text:p>
      <text:p>    grafana/</text:p>
      <text:p>      dashboards/</text:p>
      <text:p>  nginx/</text:p>
      <text:p>    nginx.conf</text:p>
      <text:p/>
      <text:p>===============================================================</text:p>
      <text:p>5. Docker Compose – Local Integration</text:p>
      <text:p>===============================================================</text:p>
      <text:p>Is “platform: linux/amd64” correct?</text:p>
      <text:p>YES — Required for Apple Silicon to run the IB Gateway, which is built for x86_64.</text:p>
      <text:p/>
      <text:p>All previously missing blocks are now included.</text:p>
      <text:p/>
      <text:p>Example complete configuration:</text:p>
      <text:p/>
      <text:p>stocks-ib-gateway:</text:p>
      <text:p>  image: ghcr.io/gnzsnz/ib-gateway:stable</text:p>
      <text:p>  platform: linux/amd64</text:p>
      <text:p>  container_name: stocks-ib-gateway</text:p>
      <text:p>  environment:</text:p>
      <text:p>    TWS_USERID: ${STOCKS_TWS_USERID}</text:p>
      <text:p>    TWS_PASSWORD: ${STOCKS_TWS_PASSWORD}</text:p>
      <text:p>    TRADING_MODE: paper</text:p>
      <text:p>    AUTO_RESTART_TIME: "01:00"</text:p>
      <text:p>    BYPASS_WARNING: "yes"</text:p>
      <text:p>    TIME_ZONE: "America/New_York"</text:p>
      <text:p>  ports:</text:p>
      <text:p>    - "127.0.0.1:5001:4003"</text:p>
      <text:p>    - "127.0.0.1:5002:4004"</text:p>
      <text:p>    - "127.0.0.1:5900:5900"</text:p>
      <text:p>  volumes:</text:p>
      <text:p>    - stocks-settings:/home/ibgateway/Jts</text:p>
      <text:p>    - stocks-logs:/var/log/ibgateway</text:p>
      <text:p>  healthcheck:</text:p>
      <text:p>    test: ["CMD", "pgrep", "-f", "ibgateway"]</text:p>
      <text:p>    interval: 30s</text:p>
      <text:p>    timeout: 10s</text:p>
      <text:p>    retries: 3</text:p>
      <text:p>  networks:</text:p>
      <text:p>    - stocks-network</text:p>
      <text:p>  restart: unless-stopped</text:p>
      <text:p/>
      <text:p>postgres:</text:p>
      <text:p>  volumes:</text:p>
      <text:p>    - stocks-db-data:/var/lib/postgresql/data</text:p>
      <text:p/>
      <text:p>stocks-fastapi:</text:p>
      <text:p>  build:</text:p>
      <text:p>    context: ./services/stocks-api</text:p>
      <text:p>    dockerfile: Dockerfile</text:p>
      <text:p>  volumes:</text:p>
      <text:p>    - stocks-api-logs:/app/logs</text:p>
      <text:p/>
      <text:p>stocks-webapp:</text:p>
      <text:p>  build:</text:p>
      <text:p>    dockerfile: Dockerfile</text:p>
      <text:p>  container_name: stocks-webapp</text:p>
      <text:p>  environment:</text:p>
      <text:p>    REACT_APP_API_URL: http://localhost:8001</text:p>
      <text:p>    REACT_APP_CONTAINER_TYPE: stocks</text:p>
      <text:p/>
      <text:p>volumes:</text:p>
      <text:p>  stocks-settings:</text:p>
      <text:p>  stocks-logs:</text:p>
      <text:p>  stocks-api-logs:</text:p>
      <text:p>  stocks-db-data:</text:p>
      <text:p/>
      <text:p>===============================================================</text:p>
      <text:p>6. Configuration &amp; Secrets</text:p>
      <text:p>===============================================================</text:p>
      <text:p/>
      <text:p>6.1 .env File</text:p>
      <text:p>Create a .env in the project root (never commit this):</text:p>
      <text:p/>
      <text:p>STOCKS_TWS_USERID=your_ibkr_username</text:p>
      <text:p>STOCKS_TWS_PASSWORD=your_ibkr_password_or_ibc_macro</text:p>
      <text:p>STOCKS_TRADING_MODE=paper      # or live</text:p>
      <text:p>STOCKS_JWT_SECRET=super_long_random_secret</text:p>
      <text:p>ENVIRONMENT=development</text:p>
      <text:p/>
      <text:p>Docker Compose automatically injects these values.</text:p>
      <text:p/>
      <text:p>6.2 IB Gateway / IBC specifics</text:p>
      <text:p>• Paper trading must be enabled  </text:p>
      <text:p>• Time zone: America/New_York  </text:p>
      <text:p>• AUTO_RESTART_TIME should reflect IBKR policy  </text:p>
      <text:p>• gnzsnz/ib-gateway automates 2FA and restart flows  </text:p>
      <text:p/>
      <text:p>===============================================================</text:p>
      <text:p>8. Metrics Collection</text:p>
      <text:p>===============================================================</text:p>
      <text:p/>
      <text:p>8.1 Setup</text:p>
      <text:p>• Prometheus scrapes FastAPI + Gateway metrics  </text:p>
      <text:p>• Grafana dashboards for:</text:p>
      <text:p>  – container health  </text:p>
      <text:p>  – IBKR connectivity  </text:p>
      <text:p>  – order flow  </text:p>
      <text:p>  – system performance  </text:p>
      <text:p/>
      <text:p>Prometheus metrics import:</text:p>
      <text:p>from prometheus_client import Counter, Histogram, Gauge</text:p>
      <text:p/>
      <text:p>8.2 Business Metrics</text:p>
      <text:p>orders_total = Counter('orders_total','Total orders',['container','order_type'])</text:p>
      <text:p>order_latency = Histogram('order_latency_seconds','Order latency')</text:p>
      <text:p>active_positions = Gauge('active_positions_total','Active positions',['container'])</text:p>
      <text:p>pnl_unrealized = Gauge('pnl_unrealized_total','Unrealized P&amp;L',['account'])</text:p>
      <text:p/>
      <text:p>8.3 System Metrics</text:p>
      <text:p>api_requests_total = Counter('api_requests_total','API requests',['method','endpoint'])</text:p>
      <text:p>api_request_duration = Histogram('api_request_duration_seconds','Duration')</text:p>
      <text:p>ib_connection_status = Gauge('ib_connection_status','Gateway status',['container'])</text:p>
      <text:p/>
      <text:p>8.4 Alerting Rules</text:p>
      <text:p/>
      <text:p>Critical Alerts:</text:p>
      <text:p>• Gateway disconnected  </text:p>
      <text:p>• Database unreachable  </text:p>
      <text:p>• High order rejection rate  </text:p>
      <text:p>• Position limits exceeded  </text:p>
      <text:p>• Abnormal P&amp;L spikes  </text:p>
      <text:p/>
      <text:p>Warning Alerts:</text:p>
      <text:p>• High latency  </text:p>
      <text:p>• Memory usage &gt; 80%  </text:p>
      <text:p>• Disk low  </text:p>
      <text:p>• Repeated auth failures  </text:p>
      <text:p>• Market data delays  </text:p>
      <text:p/>
      <text:p>===============================================================</text:p>
      <text:p>9. Development Best Practices</text:p>
      <text:p>===============================================================</text:p>
      <text:p/>
      <text:p>9.10 Code Organization</text:p>
      <text:p>• Modular services  </text:p>
      <text:p>• Dependency injection  </text:p>
      <text:p>• Pydantic validation  </text:p>
      <text:p>• Full API documentation  </text:p>
      <text:p>• Structured error handling  </text:p>
      <text:p/>
      <text:p>9.12 Testing Strategy</text:p>
      <text:p>• Unit tests  </text:p>
      <text:p>• Integration tests  </text:p>
      <text:p>• End-to-end workflow tests  </text:p>
      <text:p>• Load tests  </text:p>
      <text:p>• Mock IBKR responses  </text:p>
      <text:p/>
      <text:p>9.20 Operational Best Practices</text:p>
      <text:p>• CPU/memory limits  </text:p>
      <text:p>• Health checks  </text:p>
      <text:p>• Graceful shutdown handling  </text:p>
      <text:p>• Centralized logs  </text:p>
      <text:p>• Backup strategy  </text:p>
      <text:p/>
      <text:p>9.22 Security Best Practices</text:p>
      <text:p>• No hardcoded secrets  </text:p>
      <text:p>• Network segmentation  </text:p>
      <text:p>• Regular updates  </text:p>
      <text:p>• Strict RBAC  </text:p>
      <text:p>• Audit logging  </text:p>
      <text:p/>
      <text:p>9.3 Trading Best Practices</text:p>
      <text:p>• Stop-loss automation  </text:p>
      <text:p>• Circuit breakers  </text:p>
      <text:p>• Pre-trade validation  </text:p>
      <text:p>• Execution quality tracking  </text:p>
      <text:p>• Partial fill handling  </text:p>
      <text:p>• Safe cancellation logic  </text:p>
      <text:p/>
      <text:p>9.4 Performance Best Practices</text:p>
      <text:p>• Connection pooling  </text:p>
      <text:p>• Aggressive caching  </text:p>
      <text:p>• Async IO  </text:p>
      <text:p>• Respect IBKR rate limits  </text:p>
      <text:p>• Batch operations when possible  </text:p>
      <text:p/>
      <text:p>===============================================================</text:p>
      <text:p>10. Limitations</text:p>
      <text:p>===============================================================</text:p>
      <text:p>• IBKR pacing limits  </text:p>
      <text:p>• Required daily restart  </text:p>
      <text:p>• One account per gateway instance  </text:p>
      <text:p>• High memory usage for gateway  </text:p>
      <text:p>• FastAPI memory footprint ~100MB  </text:p>
      <text:p/>
      <text:p>===============================================================</text:p>
      <text:p>END OF DOCUMENT</text:p>
      <text:p>===============================================================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